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6]-[.F16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7]-[.F17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7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</number:text>
      <number:number number:decimal-places="0" number:min-decimal-places="0" number:min-integer-digits="0"/>
      <number:text>"</number:text>
    </number:number-style>
    <number:currency-style style:name="N15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7P0"/>
    </number:currency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05:51.3630000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05:51.3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7:06:11.363000000</dc:date>
    <dc:language>pt-PT</dc:language>
    <meta:editing-cycles>594</meta:editing-cycles>
    <meta:editing-duration>PT15H43M2S</meta:editing-duration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